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fo:font-style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ARLOS FARINA, M; et al. ANÁLISE DE REDES SOCIAIS NO ARRANJO PRODUTIVO LOCAL DOS RAMOS TÊXTIL E DE CONFECÇÕES DA REGIÃO DA GRANDE SÃO PAULO A PARTIR DE UMA VISÃO DE GOVERNANÇA. : SOCIAL NETWORK ANALYSIS IN CLUSTER OF THE TEXTILE AND CLOTHING INDUSTRY FROM THE GREATER SÃO PAULO REGION, BRAZIL, WITH A GOVERNANCE POINT OF VIEW. <text:span text:style-name="T1">Gestão e Regionalidade</text:span>. 33, 98, 36-52, May 2017. ISSN: 18085792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4T11:10:55.616973002</meta:creation-date>
    <dc:date>2017-10-04T11:13:16.809564349</dc:date>
    <meta:editing-duration>PT2M21S</meta:editing-duration>
    <meta:editing-cycles>1</meta:editing-cycles>
    <meta:document-statistic meta:table-count="0" meta:image-count="0" meta:object-count="0" meta:page-count="1" meta:paragraph-count="1" meta:word-count="67" meta:character-count="391" meta:non-whitespace-character-count="325"/>
    <meta:generator>LibreOffice/5.1.6.2$Linux_X86_64 LibreOffice_project/10m0$Build-2</meta:generator>
  </office:meta>
</office:document-meta>
</file>